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7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officeooo:paragraph-rsid="0014e10b" style:font-size-asian="12pt" style:font-size-complex="12pt"/>
    </style:style>
    <style:style style:name="P2" style:family="paragraph" style:parent-style-name="Text_20_body">
      <style:text-properties style:font-name="Liberation Serif" fo:font-size="12pt" officeooo:paragraph-rsid="0009c1b0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officeooo:paragraph-rsid="0014e10b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paragraph-rsid="0016d189" style:font-size-asian="12pt" style:font-size-complex="12pt"/>
    </style:style>
    <style:style style:name="P5" style:family="paragraph" style:parent-style-name="Text_20_body">
      <style:text-properties style:font-name="Liberation Serif" fo:font-size="12pt" fo:language="en" fo:country="US" fo:font-weight="bold" officeooo:paragraph-rsid="0014e10b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9f69b9" officeooo:paragraph-rsid="0009c1b0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12ce89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9e06d7" officeooo:paragraph-rsid="0009c1b0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b21eb4" officeooo:paragraph-rsid="0009c1b0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f96b14" officeooo:paragraph-rsid="0009c1b0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09c1b0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83951" officeooo:paragraph-rsid="0009c1b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ca8999" officeooo:paragraph-rsid="0009c1b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261fa4a" officeooo:paragraph-rsid="0009c1b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f3e26" officeooo:paragraph-rsid="0009c1b0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09c1b0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09c1b0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09c1b0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09c1b0" fo:background-color="#ffffff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a26f4f" officeooo:paragraph-rsid="0009c1b0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fd8096" officeooo:paragraph-rsid="0009c1b0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009c1b0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29c472e" officeooo:paragraph-rsid="0009c1b0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f8d10f" officeooo:paragraph-rsid="0009c1b0" fo:background-color="#ffffff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09c1b0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09c1b0" fo:background-color="#ffffff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f8d10f" officeooo:paragraph-rsid="0009c1b0" fo:background-color="#ffffff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3bc336" officeooo:paragraph-rsid="0009c1b0" fo:background-color="#ffffff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c50c01" officeooo:paragraph-rsid="0009c1b0" fo:background-color="transparent" style:font-size-asian="12pt" style:font-size-complex="12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02879c1" fo:background-color="#ffffff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09c1b0" style:font-size-asian="12pt" style:font-size-complex="12pt"/>
    </style:style>
    <style:style style:name="P44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09c1b0" style:font-size-asian="12pt" style:font-size-complex="12pt"/>
    </style:style>
    <style:style style:name="P45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009c1b0" fo:background-color="#ffffff" style:font-size-asian="12pt" style:font-size-complex="12pt"/>
    </style:style>
    <style:style style:name="P46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09c1b0" fo:background-color="#ffffff" style:font-size-asian="12pt" style:font-size-complex="12pt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loext:contextual-spacing="false" fo:line-height="100%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top="0cm" fo:margin-bottom="0.499cm" loext:contextual-spacing="false" fo:line-height="100%"/>
      <style:text-properties style:font-name="Liberation Serif" fo:font-size="12pt" fo:font-weight="bold" officeooo:rsid="01fd8096" officeooo:paragraph-rsid="0009c1b0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026ba85" fo:background-color="#ffffff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.499cm" loext:contextual-spacing="false" fo:line-height="100%"/>
      <style:text-properties style:font-name="Liberation Serif" fo:font-size="12pt" officeooo:rsid="06e68e67" officeooo:paragraph-rsid="0026ba85" fo:background-color="#ffffff" style:font-size-asian="12pt" style:font-size-complex="12pt"/>
    </style:style>
    <style:style style:name="P53" style:family="paragraph" style:parent-style-name="Text_20_body">
      <style:paragraph-properties fo:margin-top="0cm" fo:margin-bottom="0.499cm" loext:contextual-spacing="false" fo:line-height="100%"/>
      <style:text-properties style:use-window-font-color="true" style:font-name="Liberation Serif" fo:font-size="12pt" fo:font-weight="normal" officeooo:rsid="00256ab9" officeooo:paragraph-rsid="00299148" fo:background-color="#ffffff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officeooo:paragraph-rsid="0009c1b0" style:font-size-asian="12pt" style:font-size-complex="12pt"/>
    </style:style>
    <style:style style:name="P55" style:family="paragraph" style:parent-style-name="Preformatted_20_Text"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56" style:family="paragraph" style:parent-style-name="Preformatted_20_Text">
      <style:paragraph-properties fo:line-height="100%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57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58" style:family="paragraph" style:parent-style-name="Standard" style:list-style-name="L3">
      <style:paragraph-properties fo:margin-top="0cm" fo:margin-bottom="0cm" loext:contextual-spacing="true"/>
      <style:text-properties style:font-name="Liberation Serif" fo:font-size="12pt" officeooo:paragraph-rsid="0009c1b0" style:font-size-asian="12pt" style:font-size-complex="12pt"/>
    </style:style>
    <style:style style:name="P59" style:family="paragraph" style:parent-style-name="Standard" style:list-style-name="L3">
      <style:paragraph-properties fo:margin-top="0cm" fo:margin-bottom="0cm" loext:contextual-spacing="false" fo:line-height="100%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60" style:family="paragraph" style:parent-style-name="Heading_20_1">
      <style:text-properties fo:font-size="12pt" fo:language="en" fo:country="US" officeooo:paragraph-rsid="0014e10b" style:font-size-asian="12pt" style:font-size-complex="12pt"/>
    </style:style>
    <style:style style:name="P61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officeooo:paragraph-rsid="0009c1b0" style:font-size-asian="12pt" style:font-size-complex="12pt"/>
    </style:style>
    <style:style style:name="P62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fo:font-weight="bold" officeooo:paragraph-rsid="0009c1b0" style:font-size-asian="12pt" style:font-size-complex="12pt"/>
    </style:style>
    <style:style style:name="P63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026ba85" fo:background-color="#ffffff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2c0d46" style:text-blinking="false" fo:background-color="transparent" style:font-size-asian="12pt" style:font-weight-asian="normal" style:font-size-complex="12pt" style:font-weight-complex="normal"/>
    </style:style>
    <style:style style:name="P65" style:family="paragraph" style:parent-style-name="Text_20_body" style:list-style-name="L5">
      <style:text-properties style:font-name="Liberation Serif" fo:font-size="12pt" officeooo:paragraph-rsid="0009c1b0" style:font-size-asian="12pt" style:font-size-complex="12pt"/>
    </style:style>
    <style:style style:name="P66" style:family="paragraph" style:parent-style-name="Text_20_body" style:list-style-name="L7">
      <style:text-properties style:font-name="Liberation Serif" fo:font-size="12pt" officeooo:paragraph-rsid="0009c1b0" style:font-size-asian="12pt" style:font-size-complex="12pt"/>
    </style:style>
    <style:style style:name="P67" style:family="paragraph" style:parent-style-name="Text_20_body" style:list-style-name="L6"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68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officeooo:paragraph-rsid="000a86de" style:font-size-asian="12pt" style:font-size-complex="12pt"/>
    </style:style>
    <style:style style:name="P69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2pt" officeooo:paragraph-rsid="000f3575" style:font-size-asian="12pt" style:font-size-complex="12pt"/>
    </style:style>
    <style:style style:name="P70" style:family="paragraph" style:parent-style-name="Text_20_body" style:list-style-name="L5">
      <style:paragraph-properties fo:margin-top="0cm" fo:margin-bottom="0cm" loext:contextual-spacing="false"/>
      <style:text-properties style:font-name="Liberation Serif" fo:font-size="12pt" officeooo:paragraph-rsid="0009c1b0" style:font-size-asian="12pt" style:font-size-complex="12pt"/>
    </style:style>
    <style:style style:name="P71" style:family="paragraph" style:parent-style-name="Text_20_body" style:list-style-name="L6">
      <style:paragraph-properties fo:margin-top="0cm" fo:margin-bottom="0cm" loext:contextual-spacing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02c0d46" style:text-blinking="false" fo:background-color="transparent" style:font-size-asian="12pt" style:font-size-complex="12pt"/>
    </style:style>
    <style:style style:name="T1" style:family="text">
      <style:text-properties officeooo:rsid="01bb3bd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0c91f" style:font-weight-asian="bold" style:font-weight-complex="bold"/>
    </style:style>
    <style:style style:name="T5" style:family="text">
      <style:text-properties fo:font-weight="bold" officeooo:rsid="02328224" style:font-weight-asian="bold" style:font-weight-complex="bold"/>
    </style:style>
    <style:style style:name="T6" style:family="text">
      <style:text-properties fo:font-weight="bold" officeooo:rsid="023727b4" style:font-weight-asian="bold" style:font-weight-complex="bold"/>
    </style:style>
    <style:style style:name="T7" style:family="text">
      <style:text-properties fo:font-weight="bold" officeooo:rsid="023b0e3f" style:font-weight-asian="bold" style:font-weight-complex="bold"/>
    </style:style>
    <style:style style:name="T8" style:family="text">
      <style:text-properties fo:font-weight="bold" officeooo:rsid="00f96b14" style:font-weight-asian="bold" style:font-weight-complex="bold"/>
    </style:style>
    <style:style style:name="T9" style:family="text">
      <style:text-properties fo:font-weight="bold" officeooo:rsid="02bd26ad" style:font-weight-asian="bold" style:font-weight-complex="bold"/>
    </style:style>
    <style:style style:name="T10" style:family="text">
      <style:text-properties fo:font-weight="bold" officeooo:rsid="02c7c4a3" style:font-weight-asian="bold" style:font-weight-complex="bold"/>
    </style:style>
    <style:style style:name="T11" style:family="text">
      <style:text-properties fo:font-weight="bold" officeooo:rsid="02601471" style:font-weight-asian="bold" style:font-weight-complex="bold"/>
    </style:style>
    <style:style style:name="T12" style:family="text">
      <style:text-properties fo:font-weight="bold" officeooo:rsid="02c9e04e" style:font-weight-asian="bold" style:font-weight-complex="bold"/>
    </style:style>
    <style:style style:name="T13" style:family="text">
      <style:text-properties fo:font-weight="bold" officeooo:rsid="01e71210" style:font-weight-asian="bold" style:font-weight-complex="bold"/>
    </style:style>
    <style:style style:name="T14" style:family="text">
      <style:text-properties fo:font-weight="bold" officeooo:rsid="02c68289" style:font-weight-asian="bold" style:font-weight-complex="bold"/>
    </style:style>
    <style:style style:name="T15" style:family="text">
      <style:text-properties fo:font-weight="bold" officeooo:rsid="0198a170" style:font-weight-asian="bold" style:font-weight-complex="bold"/>
    </style:style>
    <style:style style:name="T16" style:family="text">
      <style:text-properties fo:font-weight="bold" officeooo:rsid="0009d5b0" style:font-weight-asian="bold" style:font-weight-complex="bold"/>
    </style:style>
    <style:style style:name="T17" style:family="text">
      <style:text-properties fo:font-weight="bold" officeooo:rsid="0014e10b" style:font-weight-asian="bold" style:font-weight-complex="bold"/>
    </style:style>
    <style:style style:name="T18" style:family="text">
      <style:text-properties fo:font-weight="bold" officeooo:rsid="02d8f6e2"/>
    </style:style>
    <style:style style:name="T19" style:family="text">
      <style:text-properties officeooo:rsid="01bbc3a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30c91f" style:font-weight-asian="normal" style:font-weight-complex="normal"/>
    </style:style>
    <style:style style:name="T22" style:family="text">
      <style:text-properties fo:font-weight="normal" officeooo:rsid="02328224" style:font-weight-asian="normal" style:font-weight-complex="normal"/>
    </style:style>
    <style:style style:name="T23" style:family="text">
      <style:text-properties fo:font-weight="normal" officeooo:rsid="023b4fea" style:font-weight-asian="normal" style:font-weight-complex="normal"/>
    </style:style>
    <style:style style:name="T24" style:family="text">
      <style:text-properties fo:font-weight="normal" officeooo:rsid="020218c1" style:font-weight-asian="normal" style:font-weight-complex="normal"/>
    </style:style>
    <style:style style:name="T25" style:family="text">
      <style:text-properties fo:font-weight="normal" officeooo:rsid="023727b4" style:font-weight-asian="normal" style:font-weight-complex="normal"/>
    </style:style>
    <style:style style:name="T26" style:family="text">
      <style:text-properties fo:font-weight="normal" officeooo:rsid="02c22298" style:font-weight-asian="normal" style:font-weight-complex="normal"/>
    </style:style>
    <style:style style:name="T27" style:family="text">
      <style:text-properties fo:font-weight="normal" officeooo:rsid="0198a170" style:font-weight-asian="normal" style:font-weight-complex="normal"/>
    </style:style>
    <style:style style:name="T28" style:family="text">
      <style:text-properties officeooo:rsid="029b21dc"/>
    </style:style>
    <style:style style:name="T29" style:family="text">
      <style:text-properties officeooo:rsid="0299c7ab"/>
    </style:style>
    <style:style style:name="T30" style:family="text">
      <style:text-properties officeooo:rsid="01e71210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style:font-name="Liberation Serif" officeooo:rsid="0014e10b"/>
    </style:style>
    <style:style style:name="T34" style:family="text">
      <style:text-properties officeooo:rsid="01bd2ed8"/>
    </style:style>
    <style:style style:name="T35" style:family="text">
      <style:text-properties officeooo:rsid="022e514f"/>
    </style:style>
    <style:style style:name="T36" style:family="text">
      <style:text-properties officeooo:rsid="01f3cb1f"/>
    </style:style>
    <style:style style:name="T37" style:family="text">
      <style:text-properties officeooo:rsid="0230c91f"/>
    </style:style>
    <style:style style:name="T38" style:family="text">
      <style:text-properties officeooo:rsid="0231e59f"/>
    </style:style>
    <style:style style:name="T39" style:family="text">
      <style:text-properties officeooo:rsid="023934a2"/>
    </style:style>
    <style:style style:name="T40" style:family="text">
      <style:text-properties officeooo:rsid="023b0e3f"/>
    </style:style>
    <style:style style:name="T41" style:family="text">
      <style:text-properties officeooo:rsid="01fab496"/>
    </style:style>
    <style:style style:name="T42" style:family="text">
      <style:text-properties officeooo:rsid="024b7757"/>
    </style:style>
    <style:style style:name="T43" style:family="text">
      <style:text-properties officeooo:rsid="00f96b14"/>
    </style:style>
    <style:style style:name="T44" style:family="text">
      <style:text-properties officeooo:rsid="02468c0b"/>
    </style:style>
    <style:style style:name="T45" style:family="text">
      <style:text-properties officeooo:rsid="02c3149f"/>
    </style:style>
    <style:style style:name="T46" style:family="text">
      <style:text-properties officeooo:rsid="02c68289"/>
    </style:style>
    <style:style style:name="T47" style:family="text">
      <style:text-properties officeooo:rsid="02c82fd6"/>
    </style:style>
    <style:style style:name="T48" style:family="text">
      <style:text-properties officeooo:rsid="02c8997d"/>
    </style:style>
    <style:style style:name="T49" style:family="text">
      <style:text-properties officeooo:rsid="025b6ac6"/>
    </style:style>
    <style:style style:name="T50" style:family="text">
      <style:text-properties officeooo:rsid="02601471"/>
    </style:style>
    <style:style style:name="T51" style:family="text">
      <style:text-properties officeooo:rsid="0270a0db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263684f"/>
    </style:style>
    <style:style style:name="T54" style:family="text">
      <style:text-properties officeooo:rsid="00e883eb"/>
    </style:style>
    <style:style style:name="T55" style:family="text">
      <style:text-properties officeooo:rsid="02befdb2"/>
    </style:style>
    <style:style style:name="T56" style:family="text">
      <style:text-properties officeooo:rsid="02761ad5"/>
    </style:style>
    <style:style style:name="T57" style:family="text">
      <style:text-properties style:font-weight-asian="bold" style:font-weight-complex="bold"/>
    </style:style>
    <style:style style:name="T58" style:family="text">
      <style:text-properties officeooo:rsid="009f69b9"/>
    </style:style>
    <style:style style:name="T59" style:family="text">
      <style:text-properties officeooo:rsid="0198a170"/>
    </style:style>
    <style:style style:name="T60" style:family="text">
      <style:text-properties officeooo:rsid="007743e6"/>
    </style:style>
    <style:style style:name="T61" style:family="text">
      <style:text-properties officeooo:rsid="01c729e2"/>
    </style:style>
    <style:style style:name="T62" style:family="text">
      <style:text-properties fo:language="en" fo:country="US"/>
    </style:style>
    <style:style style:name="T63" style:family="text">
      <style:text-properties fo:language="en" fo:country="US" fo:font-weight="bold"/>
    </style:style>
    <style:style style:name="T64" style:family="text">
      <style:text-properties fo:language="en" fo:country="US" fo:font-weight="bold" style:font-weight-asian="bold" style:font-weight-complex="bold"/>
    </style:style>
    <style:style style:name="T65" style:family="text">
      <style:text-properties fo:language="en" fo:country="US" fo:font-weight="bold" officeooo:rsid="00772d71" style:font-weight-asian="bold" style:font-weight-complex="bold"/>
    </style:style>
    <style:style style:name="T66" style:family="text">
      <style:text-properties fo:language="en" fo:country="US" fo:font-weight="bold" officeooo:rsid="0164ddb1" style:font-weight-asian="bold" style:font-weight-complex="bold"/>
    </style:style>
    <style:style style:name="T67" style:family="text">
      <style:text-properties officeooo:rsid="01a0b5ab"/>
    </style:style>
    <style:style style:name="T68" style:family="text">
      <style:text-properties officeooo:rsid="019f26e1"/>
    </style:style>
    <style:style style:name="T69" style:family="text">
      <style:text-properties officeooo:rsid="009ccf87"/>
    </style:style>
    <style:style style:name="T70" style:family="text">
      <style:text-properties officeooo:rsid="0022ba69"/>
    </style:style>
    <style:style style:name="T71" style:family="text">
      <style:text-properties officeooo:rsid="002541fe"/>
    </style:style>
    <style:style style:name="T72" style:family="text">
      <style:text-properties officeooo:rsid="002d4cf0"/>
    </style:style>
    <style:style style:name="T73" style:family="text">
      <style:text-properties officeooo:rsid="002f4af5"/>
    </style:style>
    <style:style style:name="T74" style:family="text">
      <style:text-properties officeooo:rsid="0027c47d"/>
    </style:style>
    <style:style style:name="T75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h text:style-name="P60" text:outline-level="1"><text:span text:style-name="T32">Python</text:span><text:span text:style-name="T31">/C2/</text:span><text:span text:style-name="T33">Sub</text:span><text:span text:style-name="T32">plots</text:span><text:span text:style-name="T31">/English</text:span></text:h>
      <text:p text:style-name="P3"/>
      <text:section text:style-name="Sect1" text:name="bodyContent">
        <text:p text:style-name="P1"/>
        <text:section text:style-name="Sect1" text:name="contentSub">
          <text:p text:style-name="P1"><text:s/></text:p>
        </text:section>
      </text:section>
      <text:p text:style-name="P4"><text:span text:style-name="T2">Title of script</text:span>: <text:span text:style-name="T3"><text:s text:c="2"/></text:span><text:span text:style-name="T20"><text:s/></text:span><text:span text:style-name="T17">Sub</text:span><text:span text:style-name="T32">plots</text:span></text:p>
      <text:p text:style-name="P5">Author: <text:span text:style-name="T69">Aditya Palaparthy</text:span></text:p>
      <text:p text:style-name="P1"><text:span text:style-name="T63">Keywords: </text:span><text:span text:style-name="T64">Python</text:span><text:span text:style-name="T63">, </text:span><text:span text:style-name="T64">IPython,</text:span><text:span text:style-name="T62"> </text:span><text:span text:style-name="T65">plot, </text:span><text:span text:style-name="T66">subplo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Visual Cue</text:p>
          </table:table-cell>
          <table:table-cell table:style-name="Table1.A1" office:value-type="string">
            <text:p text:style-name="P22">Narration</text:p>
          </table:table-cell>
        </table:table-row>
        <table:table-row>
          <table:table-cell table:style-name="Table1.A1" office:value-type="string">
            <text:p text:style-name="P8">Show Slide </text:p>
            <text:p text:style-name="P2">containing title, name of the production team along with the logo of MHRD </text:p>
            <text:p text:style-name="P25"/>
          </table:table-cell>
          <table:table-cell table:style-name="Table1.A1" office:value-type="string">
            <text:p text:style-name="P25">Hello Friends. Welcome to the tutorial on "<text:span text:style-name="T16">Sub</text:span><text:span text:style-name="T64">plots</text:span>". </text:p>
          </table:table-cell>
        </table:table-row>
        <table:table-row>
          <table:table-cell table:style-name="Table1.A1" office:value-type="string">
            <text:p text:style-name="P8">Show Slide </text:p>
            <text:p text:style-name="P8"><text:span text:style-name="T55">O</text:span>bjectives </text:p>
            <text:p text:style-name="P25"/>
          </table:table-cell>
          <table:table-cell table:style-name="Table1.A1" office:value-type="string">
            <text:p text:style-name="P9">At the end of this tutorial, you will be able to,</text:p>
            <text:p text:style-name="P9"><text:s/></text:p>
            <text:list xml:id="list8196080883087949233" text:style-name="L1">
              <text:list-item>
                <text:p text:style-name="P68"><text:span text:style-name="T56">C</text:span>reate and <text:span text:style-name="T3">switch</text:span> between <text:span text:style-name="T3">subplots</text:span><text:span text:style-name="T26">.</text:span></text:p>
              </text:list-item>
            </text:list>
          </table:table-cell>
        </table:table-row>
        <table:table-row>
          <table:table-cell table:style-name="Table1.A4" office:value-type="string">
            <text:p text:style-name="P25">Show Slide </text:p>
            <text:p text:style-name="P25">System <text:span text:style-name="T71">Specifications</text:span> </text:p>
          </table:table-cell>
          <table:table-cell table:style-name="Table1.A4" office:value-type="string">
            <text:p text:style-name="P25">To record this tutorial, I am using </text:p>
            <text:list xml:id="list4173645819830499008" text:style-name="L2">
              <text:list-item>
                <text:p text:style-name="P61"><text:span text:style-name="T2">Ubuntu Linux 14.04</text:span> operating system</text:p>
              </text:list-item>
              <text:list-item>
                <text:p text:style-name="P62"><text:span text:style-name="T57">Python</text:span> 2.7.6</text:p>
              </text:list-item>
              <text:list-item>
                <text:p text:style-name="P61"><text:span text:style-name="T3">IPython</text:span><text:span text:style-name="T2"> </text:span><text:span text:style-name="T18">4</text:span><text:span text:style-name="T2">.0.0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8">Show Slide </text:p>
            <text:p text:style-name="P2"><text:span text:style-name="T58">P</text:span>re-requisite<text:span text:style-name="T58">s</text:span> </text:p>
          </table:table-cell>
          <table:table-cell table:style-name="Table1.A1" office:value-type="string">
            <text:p text:style-name="P40">To <text:span text:style-name="T67">practise</text:span> this tutorial, <text:span text:style-name="T68">you </text:span>should know how to </text:p>
            <text:list xml:id="list4670185241069569235" text:style-name="L3">
              <text:list-item>
                <text:p text:style-name="P57"><text:span text:style-name="T27">run basic </text:span><text:span text:style-name="T15">Python </text:span><text:span text:style-name="T27">commands on the </text:span><text:span text:style-name="T15">ipython console</text:span></text:p>
              </text:list-item>
              <text:list-item>
                <text:p text:style-name="P58"><text:span text:style-name="T27">use </text:span><text:span text:style-name="T15">Plots</text:span><text:span text:style-name="T27"> interactively</text:span></text:p>
              </text:list-item>
              <text:list-item>
                <text:p text:style-name="P59">Embellish a <text:span text:style-name="T3">plot</text:span></text:p>
              </text:list-item>
            </text:list>
            <text:p text:style-name="P38"/>
            <text:p text:style-name="P39">If not, <text:span text:style-name="T59">see the pre-requisite</text:span> <text:span text:style-name="T3">Python </text:span>tutorials <text:span text:style-name="T59">on </text:span>this website.</text:p>
          </table:table-cell>
        </table:table-row>
        <table:table-row table:style-name="Table1.5">
          <table:table-cell table:style-name="Table1.A6" office:value-type="string">
            <text:p text:style-name="P13">[Terminal]</text:p>
            <text:p text:style-name="P7">ipython --pylab </text:p>
          </table:table-cell>
          <table:table-cell table:style-name="Table1.A6" office:value-type="string">
            <text:p text:style-name="P43">Let us start <text:span text:style-name="T3">ipython</text:span> with <text:span text:style-name="T3">pylab</text:span>. </text:p>
            <text:p text:style-name="P43"/>
            <text:p text:style-name="P43"><text:span text:style-name="T60">O</text:span>pen the <text:span text:style-name="T3">terminal</text:span> and <text:span text:style-name="T61">T</text:span>ype <text:span text:style-name="T3">ipython --pylab</text:span></text:p>
          </table:table-cell>
        </table:table-row>
        <table:table-row>
          <table:table-cell table:style-name="Table1.A4" office:value-type="string">
            <text:p text:style-name="P29">[IPython Terminal]</text:p>
            <text:p text:style-name="P29"/>
            <text:p text:style-name="P37">subplot(2, 1, 1)</text:p>
            <text:p text:style-name="P8"/>
            <text:p text:style-name="P25"><text:s/></text:p>
          </table:table-cell>
          <table:table-cell table:style-name="Table1.A4" office:value-type="string">
            <text:p text:style-name="P8"><text:span text:style-name="T1">Suppose</text:span> we want to compare two<text:span text:style-name="T3"> plots</text:span> <text:span text:style-name="T19">then in</text:span> such cases we want to draw both the <text:span text:style-name="T3">plots</text:span> in the same <text:span text:style-name="T3">plotting area</text:span><text:span text:style-name="T20">.</text:span></text:p>
            <text:p text:style-name="P8"/>
            <text:p text:style-name="P8"><text:span text:style-name="T28">Here</text:span> two <text:span text:style-name="T3">plots</text:span> have different regular <text:span text:style-name="T3">axes</text:span> <text:span text:style-name="T29">so </text:span>we cannot <text:span text:style-name="T3">draw overlaid plots</text:span>. </text:p>
            <text:p text:style-name="P8">In such cases we can draw <text:span text:style-name="T3">subplots</text:span>. </text:p>
            <text:p text:style-name="P8"/>
            <text:p text:style-name="P2">We use <text:span text:style-name="T3">subplot command</text:span> to accomplish this </text:p>
            <text:p text:style-name="P2"><text:span text:style-name="T30">Type </text:span><text:span text:style-name="T13">subplot(2, 1, 1)</text:span><text:span text:style-name="T52"> </text:span></text:p>
          </table:table-cell>
        </table:table-row>
        <table:table-row>
          <table:table-cell table:style-name="Table1.A4" office:value-type="string">
            <text:p text:style-name="P30">[Plot Window]</text:p>
          </table:table-cell>
          <table:table-cell table:style-name="Table1.A4" office:value-type="string">
            <text:p text:style-name="P10">We can see the first <text:span text:style-name="T3">subplot</text:span>.</text:p>
          </table:table-cell>
        </table:table-row>
        <table:table-row>
          <table:table-cell table:style-name="Table1.A4" office:value-type="string">
            <text:p text:style-name="P23"/>
            <text:p text:style-name="P50"/>
            <text:p text:style-name="P26">Pause for a while</text:p>
          </table:table-cell>
          <table:table-cell table:style-name="Table1.A4" office:value-type="string">
            <text:p text:style-name="P33"><text:span text:style-name="T34">The</text:span> <text:span text:style-name="T3">subplot</text:span> <text:span text:style-name="T3">command</text:span> takes three <text:span text:style-name="T3">arguments.</text:span></text:p>
            <text:p text:style-name="P24"/>
            <text:p text:style-name="P33"><text:span text:style-name="T35">T</text:span>he first <text:span text:style-name="T36">is </text:span>the number of <text:span text:style-name="T3">rows</text:span> of <text:span text:style-name="T3">subplots</text:span> that must be created.</text:p>
            <text:p text:style-name="P33"><text:span text:style-name="T37">Here first </text:span><text:span text:style-name="T4">argument</text:span><text:span text:style-name="T37"> is 2, to </text:span><text:span text:style-name="T4">split </text:span><text:span text:style-name="T21">the</text:span><text:span text:style-name="T4"> plot horizontally</text:span><text:span text:style-name="T37">.</text:span></text:p>
            <text:p text:style-name="P33"><text:soft-page-break/></text:p>
            <text:p text:style-name="P33"/>
            <text:p text:style-name="P33">The second <text:span text:style-name="T3">argument</text:span> <text:span text:style-name="T38">is</text:span> the number of <text:span text:style-name="T3">columns</text:span> of <text:span text:style-name="T3">subplots</text:span> that must be created. </text:p>
            <text:p text:style-name="P33"><text:span text:style-name="T4">Here </text:span><text:span text:style-name="T22">second </text:span><text:span text:style-name="T4">argument </text:span><text:span text:style-name="T21">is </text:span><text:span text:style-name="T22">1</text:span><text:span text:style-name="T21"> </text:span><text:span text:style-name="T22">so </text:span><text:span text:style-name="T5">plot</text:span><text:span text:style-name="T22"> </text:span><text:span text:style-name="T23">will not</text:span><text:span text:style-name="T22"> </text:span><text:span text:style-name="T5">split</text:span><text:span text:style-name="T22"> </text:span><text:span text:style-name="T5">vertically</text:span><text:span text:style-name="T4">.</text:span></text:p>
            <text:p text:style-name="P24"/>
            <text:p text:style-name="P33"><text:span text:style-name="T24">T</text:span>he last <text:span text:style-name="T3">argument</text:span> specifies the <text:span text:style-name="T3">serial number </text:span><text:span text:style-name="T25">for</text:span><text:span text:style-name="T6"> subplot</text:span>. </text:p>
            <text:p text:style-name="P33"><text:span text:style-name="T39">Here</text:span> we passed 1 as the <text:span text:style-name="T3">argument</text:span>, <text:span text:style-name="T40">the </text:span><text:span text:style-name="T7">upper subplot</text:span> is created. </text:p>
            <text:p text:style-name="P31"/>
          </table:table-cell>
        </table:table-row>
        <table:table-row>
          <table:table-cell table:style-name="Table1.A4" office:value-type="string">
            <text:p text:style-name="P25">[IPython Terminal]</text:p>
            <text:p text:style-name="P8"/>
            <text:p text:style-name="P41">subplot(2, 1, 2)</text:p>
          </table:table-cell>
          <table:table-cell table:style-name="Table1.A4" office:value-type="string">
            <text:p text:style-name="P33">If we execute the <text:span text:style-name="T3">subplot command</text:span> as </text:p>
            <text:p text:style-name="P34"><text:s/><text:span text:style-name="T3">subplot(2, 1, 2)</text:span></text:p>
            <text:p text:style-name="P31">The <text:span text:style-name="T3">lower subplot</text:span> is created.</text:p>
          </table:table-cell>
        </table:table-row>
        <table:table-row>
          <table:table-cell table:style-name="Table1.A4" office:value-type="string">
            <text:p text:style-name="P25">[Plot Window] </text:p>
          </table:table-cell>
          <table:table-cell table:style-name="Table1.A4" office:value-type="string">
            <text:p text:style-name="P35">We can see two <text:span text:style-name="T3">subplots</text:span>.</text:p>
          </table:table-cell>
        </table:table-row>
        <table:table-row>
          <table:table-cell table:style-name="Table1.A4" office:value-type="string">
            <text:p text:style-name="P11"/>
            <text:p text:style-name="P11">[IPython Terminal]</text:p>
            <text:p text:style-name="P37">x = linspace(0, 50, 500)</text:p>
            <text:p text:style-name="P56">plot(x, cos(x))</text:p>
            <text:p text:style-name="P56">subplot(2, 1, 1)</text:p>
            <text:p text:style-name="P56">y = linspace(0, 5, 100)</text:p>
            <text:p text:style-name="P48">subplot(2, 1, <text:span text:style-name="T41">2</text:span>)</text:p>
            <text:p text:style-name="P48">plot(y, y ** 2)</text:p>
            <text:p text:style-name="P47"/>
          </table:table-cell>
          <table:table-cell table:style-name="Table1.A4" office:value-type="string">
            <text:p text:style-name="P25"><text:s/>Now we can draw plots in each of the <text:span text:style-name="T3">subplot area</text:span> using the <text:span text:style-name="T3">plot command</text:span>. </text:p>
            <text:p text:style-name="P25"/>
            <text:p text:style-name="P27">Type</text:p>
            <text:p text:style-name="P27"><text:s/><text:span text:style-name="T3">x = linspace(0, 50, 500)</text:span></text:p>
            <text:p text:style-name="P56">subplot(2, 1, 1)</text:p>
            <text:p text:style-name="P56">plot(x, cos(x))</text:p>
            <text:p text:style-name="P56">y = linspace(0, 5, 100)</text:p>
            <text:p text:style-name="P49">subplot(2, 1, 2) </text:p>
            <text:p text:style-name="P49">plot(y, y ** 2)</text:p>
          </table:table-cell>
        </table:table-row>
        <table:table-row>
          <table:table-cell table:style-name="Table1.A4" office:value-type="string">
            <text:p text:style-name="P25"><text:s/><text:span text:style-name="T42">[P</text:span>lot window<text:span text:style-name="T42">]</text:span></text:p>
          </table:table-cell>
          <table:table-cell table:style-name="Table1.A4" office:value-type="string">
            <text:p text:style-name="P12">This created two <text:span text:style-name="T3">plots</text:span> one in each of the<text:span text:style-name="T3"> subplot</text:span> area. </text:p>
            <text:p text:style-name="P12"/>
            <text:p text:style-name="P8"><text:span text:style-name="T43">The top </text:span><text:span text:style-name="T8">subplot</text:span><text:span text:style-name="T43"> holds a </text:span><text:span text:style-name="T8">cosine curve</text:span><text:span text:style-name="T43"> and the bottom </text:span><text:span text:style-name="T8">subplot</text:span><text:span text:style-name="T43"> holds a </text:span><text:span text:style-name="T8">parabola</text:span><text:span text:style-name="T43">. </text:span></text:p>
            <text:p text:style-name="P8"/>
            <text:p text:style-name="P2">It is clear from the two <text:span text:style-name="T3">subplots</text:span> that both have different <text:span text:style-name="T3">regular axes</text:span>. </text:p>
            <text:p text:style-name="P2">For the <text:span text:style-name="T3">cosine </text:span><text:span text:style-name="T9">curve</text:span><text:span text:style-name="T3"> x-axis</text:span> varies from 0 to 100 and <text:span text:style-name="T3">y-axis</text:span> varies from 0 to 1.</text:p>
            <text:p text:style-name="P2"><text:span text:style-name="T44">F</text:span>or the <text:span text:style-name="T3">parabolic </text:span><text:span text:style-name="T9">curve</text:span><text:span text:style-name="T3"> x-axis</text:span> varies from 0 to 10 and <text:span text:style-name="T3">y-axis</text:span> varies from 0 to 100. </text:p>
          </table:table-cell>
        </table:table-row>
        <table:table-row>
          <table:table-cell table:style-name="Table1.A4" office:value-type="string">
            <text:p text:style-name="P14">Show Slide </text:p>
            <text:p text:style-name="P2">Exercise <text:span text:style-name="T70">1</text:span></text:p>
            <text:p text:style-name="P14"/>
          </table:table-cell>
          <table:table-cell table:style-name="Table1.A4" office:value-type="string">
            <text:p text:style-name="P8">Pause the video. <text:span text:style-name="T54">Try</text:span> this exercise and then resume the video </text:p>
            <text:p text:style-name="P8"/>
            <text:p text:style-name="P2">We know that the <text:span text:style-name="T3">Pressure, Volume </text:span><text:span text:style-name="T20">and</text:span><text:span text:style-name="T3"> Temperatures </text:span>are held by the <text:span text:style-name="T3">equation PV = nRT</text:span> where <text:span text:style-name="T3">nR</text:span> is a <text:span text:style-name="T3">constant</text:span>. Let us <text:span text:style-name="T3">assume</text:span> <text:span text:style-name="T3">nR =0.01 Joules/Kelvin</text:span> and <text:span text:style-name="T3">T = 200K</text:span>. V can be in the <text:span text:style-name="T3">range</text:span> from <text:span text:style-name="T3">21cc to 100cc</text:span>. Draw two different<text:span text:style-name="T3"> plots </text:span><text:span text:style-name="T20">as</text:span><text:span text:style-name="T3"> subplots</text:span>, one being the <text:span text:style-name="T3">Pressure v/s Volume plot</text:span> and the other being <text:span text:style-name="T3">Pressure v/s Temperature plot</text:span>. </text:p>
          </table:table-cell>
        </table:table-row>
        <table:table-row>
          <table:table-cell table:style-name="Table1.A4" office:value-type="string">
            <text:p text:style-name="P15">[IPython Terminal]</text:p>
            <text:p text:style-name="P47"><text:span text:style-name="T45">v</text:span> = linspace(21, 100, 500)</text:p>
          </table:table-cell>
          <table:table-cell table:style-name="Table1.A4" office:value-type="string">
            <text:p text:style-name="P8">Switch to the <text:span text:style-name="T3">terminal</text:span> for the solution. </text:p>
            <text:p text:style-name="P8">To start with, we have been given the <text:span text:style-name="T3">range</text:span> of <text:span text:style-name="T3">Volume</text:span> using which we can define the variable <text:span text:style-name="T14">v</text:span><text:span text:style-name="T3">.</text:span></text:p>
          </table:table-cell>
        </table:table-row>
        <text:soft-page-break/>
        <table:table-row>
          <table:table-cell table:style-name="Table1.A4" office:value-type="string">
            <text:p text:style-name="P18"/>
            <text:p text:style-name="P18">[IPython Terminal]</text:p>
            <text:p text:style-name="P19">subplot(2, 1, 1) </text:p>
            <text:p text:style-name="P47">plot(<text:span text:style-name="T46">v</text:span>, 2.0/<text:span text:style-name="T46">v</text:span>)</text:p>
            <text:p text:style-name="P19"/>
          </table:table-cell>
          <table:table-cell table:style-name="Table1.A4" office:value-type="string">
            <text:p text:style-name="P14"/>
            <text:p text:style-name="P14">we can create first <text:span text:style-name="T3">subplot</text:span> and draw <text:span text:style-name="T3">Pressure</text:span> v/s <text:span text:style-name="T3">Volume</text:span> <text:span text:style-name="T3">graph </text:span>using this <text:span text:style-name="T10">v</text:span>. </text:p>
            <text:p text:style-name="P14"/>
            <text:p text:style-name="P14">We know that <text:span text:style-name="T3">nRT</text:span> is a <text:span text:style-name="T3">constant</text:span> which is equal to 2.0 since <text:span text:style-name="T3">nR</text:span> = 0.01 <text:span text:style-name="T3">Joules/Kelvin</text:span> and <text:span text:style-name="T3">T </text:span>= 200 <text:span text:style-name="T3">Kelvin </text:span></text:p>
          </table:table-cell>
        </table:table-row>
        <table:table-row>
          <table:table-cell table:style-name="Table1.A4" office:value-type="string">
            <text:p text:style-name="P36">[IPython Terminal]</text:p>
            <text:p text:style-name="P20">subplot(2, 1, 2) </text:p>
            <text:p text:style-name="P21">plot(200, 2.0/<text:span text:style-name="T47">v</text:span>)</text:p>
            <text:p text:style-name="P32"/>
          </table:table-cell>
          <table:table-cell table:style-name="Table1.A4" office:value-type="string">
            <text:p text:style-name="P6">Now we can create the second <text:span text:style-name="T3">subplot</text:span> and draw the <text:span text:style-name="T3">Pressure</text:span> v/s <text:span text:style-name="T3">Temperature plot</text:span> as follows </text:p>
          </table:table-cell>
        </table:table-row>
        <table:table-row>
          <table:table-cell table:style-name="Table1.A4" office:value-type="string">
            <text:p text:style-name="P16">[IPython Terminal]</text:p>
            <text:p text:style-name="P21"><text:span text:style-name="T48">t</text:span> = linspace(200, 200, 500) </text:p>
            <text:p text:style-name="P29"/>
          </table:table-cell>
          <table:table-cell table:style-name="Table1.A4" office:value-type="string">
            <text:p text:style-name="P14"><text:span text:style-name="T49">W</text:span>e have an <text:span text:style-name="T3">error</text:span> now, telling x and y <text:span text:style-name="T3">dimensions</text:span> don't match. </text:p>
            <text:p text:style-name="P14"/>
            <text:p text:style-name="P14"><text:span text:style-name="T50">So we will create same number of </text:span><text:span text:style-name="T11">points</text:span><text:span text:style-name="T50"> for </text:span><text:span text:style-name="T11">temperature.</text:span></text:p>
          </table:table-cell>
        </table:table-row>
        <table:table-row>
          <table:table-cell table:style-name="Table1.A4" office:value-type="string">
            <text:p text:style-name="P16">[IPython Terminal]</text:p>
            <text:p text:style-name="P16"/>
            <text:p text:style-name="P55">plot(<text:span text:style-name="T48">t</text:span>, 2.0/<text:span text:style-name="T48">v</text:span>) </text:p>
            <text:p text:style-name="P23"/>
          </table:table-cell>
          <table:table-cell table:style-name="Table1.A4" office:value-type="string">
            <text:p text:style-name="P25">We now have 500 values in <text:span text:style-name="T12">t</text:span><text:span text:style-name="T3"> </text:span>each with the value 200 <text:span text:style-name="T3">Kelvin</text:span>. <text:span text:style-name="T3">Plotting</text:span> this data, we get the required <text:span text:style-name="T3">plot. </text:span><text:s/></text:p>
          </table:table-cell>
        </table:table-row>
        <table:table-row>
          <table:table-cell table:style-name="Table1.A4" office:value-type="string">
            <text:p text:style-name="P17">[Plot Window]</text:p>
          </table:table-cell>
          <table:table-cell table:style-name="Table1.A4" office:value-type="string">
            <text:p text:style-name="P28">We can see two <text:span text:style-name="T3">subplots</text:span> of <text:span text:style-name="T3">Pressure v/s Volume</text:span> and <text:span text:style-name="T3">Pressure v/s Temperature</text:span> respectively. </text:p>
          </table:table-cell>
        </table:table-row>
        <table:table-row>
          <table:table-cell table:style-name="Table1.A4" office:value-type="string">
            <text:p text:style-name="P8">Show Slide</text:p>
            <text:p text:style-name="P2">Summary slide </text:p>
            <text:p text:style-name="P8"/>
          </table:table-cell>
          <table:table-cell table:style-name="Table1.A4" office:value-type="string">
            <text:p text:style-name="P21"><text:span text:style-name="T20">This brings us to the end of this tutorial. In this tutorial, we have learnt to,</text:span> </text:p>
            <text:list xml:id="list7677185653691821473" text:style-name="L4">
              <text:list-item>
                <text:p text:style-name="P69">Create <text:span text:style-name="T3">subplots </text:span>and to <text:span text:style-name="T3">switch</text:span> between them. </text:p>
              </text:list-item>
            </text:list>
          </table:table-cell>
        </table:table-row>
        <table:table-row>
          <table:table-cell table:style-name="Table1.A4" office:value-type="string">
            <text:p text:style-name="P14">Show Slide</text:p>
            <text:p text:style-name="P2"><text:span text:style-name="T51">Evaluation</text:span> </text:p>
            <text:p text:style-name="P29"/>
          </table:table-cell>
          <table:table-cell table:style-name="Table1.A4" office:value-type="string">
            <text:p text:style-name="P8">Here are some self assessment questions for you to solve </text:p>
            <text:list xml:id="list5496126168625433083" text:style-name="L5">
              <text:list-header>
                <text:p text:style-name="P70"/>
              </text:list-header>
              <text:list-item>
                <text:p text:style-name="P65">Which of the following is correct. </text:p>
              </text:list-item>
            </text:list>
            <text:list xml:id="list1817946357623933568" text:style-name="L6">
              <text:list-item>
                <text:list>
                  <text:list-item>
                    <text:p text:style-name="P71">subplot(numRows, numCols, plotNum) </text:p>
                  </text:list-item>
                  <text:list-item>
                    <text:p text:style-name="P71">subplot(numRows, numCols) </text:p>
                  </text:list-item>
                  <text:list-item>
                    <text:p text:style-name="P67">subplot(numCols, numRows) </text:p>
                  </text:list-item>
                </text:list>
              </text:list-item>
            </text:list>
          </table:table-cell>
        </table:table-row>
        <table:table-row>
          <table:table-cell table:style-name="Table1.A4" office:value-type="string">
            <text:p text:style-name="P8">Show Slide</text:p>
            <text:p text:style-name="P2">Solutions </text:p>
            <text:p text:style-name="P25"/>
          </table:table-cell>
          <table:table-cell table:style-name="Table1.A4" office:value-type="string">
            <text:p text:style-name="P44"><text:span text:style-name="T20">And the answers,</text:span><text:span text:style-name="T3"> </text:span></text:p>
            <text:list xml:id="list1920101370817413383" text:style-name="L7">
              <text:list-item>
                <text:p text:style-name="P66">The<text:span text:style-name="T3"> subplot</text:span> command takes three <text:span text:style-name="T3">arguments</text:span> namely the number of <text:span text:style-name="T3">rows</text:span> followed by the number of <text:span text:style-name="T3">columns</text:span> and the <text:span text:style-name="T3">plot number</text:span>. Hence the first option is correct. </text:p>
              </text:list-item>
            </text:list>
          </table:table-cell>
        </table:table-row>
        <table:table-row>
          <table:table-cell table:style-name="Table1.A6" office:value-type="string">
            <text:p text:style-name="P46">Show Slide</text:p>
            <text:p text:style-name="P46">Forum </text:p>
          </table:table-cell>
          <table:table-cell table:style-name="Table1.A6" office:value-type="string">
            <text:p text:style-name="P53">Please post your <text:span text:style-name="T75">timed </text:span>queries <text:span text:style-name="T75">i</text:span>n this forum.</text:p>
          </table:table-cell>
        </table:table-row>
        <table:table-row>
          <table:table-cell table:style-name="Table1.A6" office:value-type="string">
            <text:p text:style-name="P46">Show Slide</text:p>
            <text:p text:style-name="P46"><text:span text:style-name="T53">Fossee </text:span>Forum </text:p>
          </table:table-cell>
          <table:table-cell table:style-name="Table1.A6" office:value-type="string">
            <text:p text:style-name="P42"><text:span text:style-name="T75">Please post your general queries</text:span> <text:span text:style-name="T72">on</text:span> Python <text:span text:style-name="T75">in</text:span> this <text:span text:style-name="T73">forum</text:span>.</text:p>
          </table:table-cell>
        </table:table-row>
        <table:table-row>
          <table:table-cell table:style-name="Table1.A6" office:value-type="string">
            <text:p text:style-name="P46">Show Slide </text:p>
            <text:p text:style-name="P46">Textbook Companion </text:p>
          </table:table-cell>
          <table:table-cell table:style-name="Table1.A6" office:value-type="string">
            <text:p text:style-name="P51">FOSSEE team coordinates <text:span text:style-name="T74">the </text:span>TBC project.</text:p>
          </table:table-cell>
        </table:table-row>
        <text:soft-page-break/>
        <table:table-row table:style-name="Table1.27">
          <table:table-cell table:style-name="Table1.A6" office:value-type="string">
            <text:p text:style-name="P46">Show Slide</text:p>
            <text:p text:style-name="P46">Acknowledgement </text:p>
          </table:table-cell>
          <table:table-cell table:style-name="Table1.A6" office:value-type="string">
            <text:p text:style-name="P51">Spoken-tutorial is funded by NMEICT, MHRD, Govt. of India.</text:p>
            <text:p text:style-name="P64">For more details, visit this website.</text:p>
          </table:table-cell>
        </table:table-row>
        <table:table-row table:style-name="Table1.27">
          <table:table-cell table:style-name="Table1.A6" office:value-type="string">
            <text:p text:style-name="P45">Show Slide</text:p>
            <text:p text:style-name="P45">Thank You</text:p>
          </table:table-cell>
          <table:table-cell table:style-name="Table1.A6" office:value-type="string">
            <text:p text:style-name="P72">This is _________ from IIT Bombay signing off.</text:p>
            <text:p text:style-name="P52">Thank You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2S</meta:editing-duration>
    <meta:editing-cycles>35</meta:editing-cycles>
    <meta:generator>LibreOffice/5.0.3.2$Windows_x86 LibreOffice_project/e5f16313668ac592c1bfb310f4390624e3dbfb75</meta:generator>
    <dc:date>2016-02-16T20:48:24.960000000</dc:date>
    <dc:creator>aditya p </dc:creator>
    <meta:document-statistic meta:table-count="1" meta:image-count="0" meta:object-count="0" meta:page-count="4" meta:paragraph-count="136" meta:word-count="853" meta:character-count="4843" meta:non-whitespace-character-count="4068"/>
    <meta:user-defined meta:name="Info 1"/>
    <meta:user-defined meta:name="Info 2"/>
    <meta:user-defined meta:name="Info 3"/>
    <meta:user-defined meta:name="Info 4"/>
  </office:meta>
</office:document-meta>
</file>